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style:font-face style:name="Roboto" svg:font-family="Roboto" style:font-family-generic="system" style:font-pitch="variable"/>
  </office:font-face-decls>
  <office:automatic-styles>
    <style:style style:name="dp1" style:family="drawing-page"/>
    <style:style style:name="gr1" style:family="graphic" style:parent-style-name="standard">
      <style:graphic-properties svg:stroke-width="0.159cm" draw:marker-start-width="0.438cm" draw:marker-end-width="0.438cm" draw:fill-color="#89c765" draw:opacity="47%" draw:textarea-horizontal-align="justify" draw:textarea-vertical-align="middle" draw:auto-grow-height="false" fo:min-height="2.829cm" fo:min-width="4cm" fo:padding-top="0.204cm" fo:padding-bottom="0.204cm" fo:padding-left="0.329cm" fo:padding-right="0.329cm"/>
    </style:style>
    <style:style style:name="gr2" style:family="graphic" style:parent-style-name="standard">
      <style:graphic-properties draw:textarea-vertical-align="middle" draw:auto-grow-height="false" fo:min-height="2.535cm" fo:min-width="5.572cm"/>
    </style:style>
    <style:style style:name="gr3" style:family="graphic" style:parent-style-name="standard">
      <style:graphic-properties draw:textarea-vertical-align="middle"/>
    </style:style>
    <style:style style:name="gr4" style:family="graphic" style:parent-style-name="standard">
      <style:graphic-properties draw:fill="solid" draw:fill-color="#bd7cb5" draw:textarea-horizontal-align="justify" draw:textarea-vertical-align="middle" draw:auto-grow-height="false" fo:min-height="1.14cm" fo:min-width="4.168cm"/>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withoutfill">
      <style:graphic-properties draw:fill="none" draw:textarea-vertical-align="middle"/>
    </style:style>
    <style:style style:name="P1" style:family="paragraph">
      <style:paragraph-properties fo:text-align="center"/>
    </style:style>
    <style:style style:name="P2" style:family="paragraph">
      <loext:graphic-properties draw:fill-color="#89c765" draw:opacity="47%"/>
      <style:paragraph-properties fo:text-align="center"/>
    </style:style>
    <style:style style:name="P3" style:family="paragraph">
      <loext:graphic-properties draw:fill="solid" draw:fill-color="#bd7cb5"/>
      <style:paragraph-properties fo:text-align="center"/>
    </style:style>
    <style:style style:name="P4"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6.6cm" svg:height="4.587cm" svg:x="2.27cm" svg:y="3.144cm">
          <text:p text:style-name="P1">Uyuni Server</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 draw:text-style-name="P1" xml:id="id2" draw:id="id2" draw:layer="layout" svg:width="6.072cm" svg:height="2.785cm" svg:x="10.906cm" svg:y="3.286cm">
          <text:p text:style-name="P1">Boostrap ubuntu</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onnector draw:style-name="gr3" draw:text-style-name="P1" draw:layer="layout" svg:x1="5.57cm" svg:y1="3.144cm" svg:x2="13.942cm" svg:y2="3.286cm" draw:start-shape="id1" draw:start-glue-point="4" draw:end-shape="id2" svg:d="M5570 3144v-581h8372v723" svg:viewBox="0 0 8373 724">
          <text:p/>
        </draw:connector>
        <draw:custom-shape draw:style-name="gr4" draw:text-style-name="P3" xml:id="id3" draw:id="id3" draw:layer="layout" svg:width="6.6cm" svg:height="1.966cm" svg:x="1.893cm" svg:y="16.748cm">
          <text:p text:style-name="P1"/>
          <text:p text:style-name="P1">UBUNTU Minion3</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4" draw:layer="layout" draw:type="curve" svg:x1="10.906cm" svg:y1="4.678cm" svg:x2="8.493cm" svg:y2="17.731cm" draw:start-shape="id2" draw:end-shape="id3" svg:d="M10906 4678c-1809 0-603 13053-2413 13053" svg:viewBox="0 0 2414 13054">
          <text:p/>
        </draw:connector>
        <draw:connector draw:style-name="gr6" draw:text-style-name="P4" draw:layer="layout" draw:type="curve" svg:x1="5.57cm" svg:y1="7.731cm" svg:x2="5.193cm" svg:y2="16.748cm" draw:start-shape="id1" draw:start-glue-point="8" draw:end-shape="id3" svg:d="M5570 7731c0 6822-377 2314-377 9017" svg:viewBox="0 0 378 9018">
          <text:p/>
        </draw:connector>
        <draw:custom-shape draw:style-name="gr4" draw:text-style-name="P3" xml:id="id4" draw:id="id4" draw:layer="layout" svg:width="6.6cm" svg:height="1.966cm" svg:x="2.27cm" svg:y="12.496cm">
          <text:p text:style-name="P1"/>
          <text:p text:style-name="P1">UBUNTU Minio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xml:id="id5" draw:id="id5" draw:layer="layout" svg:width="6.6cm" svg:height="1.966cm" svg:x="2.147cm" svg:y="14.528cm">
          <text:p text:style-name="P1"/>
          <text:p text:style-name="P1">UBUNTU Minion2</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4" draw:layer="layout" draw:type="curve" svg:x1="10.906cm" svg:y1="4.678cm" svg:x2="8.87cm" svg:y2="13.479cm" draw:start-shape="id2" draw:end-shape="id4" svg:d="M10906 4678c-1525 0-508 8801-2036 8801" svg:viewBox="0 0 2037 8802">
          <text:p/>
        </draw:connector>
        <draw:connector draw:style-name="gr5" draw:text-style-name="P4" draw:layer="layout" draw:type="curve" svg:x1="10.906cm" svg:y1="4.678cm" svg:x2="8.747cm" svg:y2="15.511cm" draw:start-shape="id2" draw:end-shape="id5" svg:d="M10906 4678c-1618 0-539 10833-2159 10833" svg:viewBox="0 0 2160 10834">
          <text:p/>
        </draw:connector>
        <draw:connector draw:style-name="gr5" draw:text-style-name="P4" draw:layer="layout" draw:type="curve" svg:x1="3.236cm" svg:y1="7.06cm" svg:x2="5.57cm" svg:y2="12.496cm" draw:start-shape="id1" draw:start-glue-point="7" draw:end-shape="id4" svg:d="M3236 7060c0 4639 2334 1922 2334 5436" svg:viewBox="0 0 2335 5437">
          <text:p/>
        </draw:connector>
        <draw:connector draw:style-name="gr5" draw:text-style-name="P4" draw:layer="layout" draw:type="curve" svg:x1="7.904cm" svg:y1="7.06cm" svg:x2="7.781cm" svg:y2="14.816cm" draw:start-shape="id1" draw:start-glue-point="9" draw:end-shape="id5" draw:end-glue-point="11" svg:d="M7904 7060c0 6163-123 2286-123 7756" svg:viewBox="0 0 124 7757">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style:font-face style:name="Roboto" svg:font-family="Roboto"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SC Regular" style:font-family-asian="'Noto Sans SC Regular'"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24T15:35:02.547200679</meta:creation-date>
    <dc:date>2018-09-24T15:37:30.988711737</dc:date>
    <meta:editing-duration>PT2M29S</meta:editing-duration>
    <meta:editing-cycles>1</meta:editing-cycles>
    <meta:document-statistic meta:object-count="12"/>
    <meta:generator>LibreOffice/6.0.5.2$Linux_X86_64 LibreOffice_project/00m0$Build-2</meta:generator>
  </office:meta>
</office:document-meta>
</file>